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ef4" officeooo:paragraph-rsid="0016def4"/>
    </style:style>
    <style:style style:name="P2" style:family="paragraph" style:parent-style-name="Standard">
      <style:text-properties officeooo:rsid="0016def4" officeooo:paragraph-rsid="0017d965"/>
    </style:style>
    <style:style style:name="P3" style:family="paragraph" style:parent-style-name="Standard">
      <style:text-properties officeooo:rsid="0017d965" officeooo:paragraph-rsid="0017d965"/>
    </style:style>
    <style:style style:name="P4" style:family="paragraph" style:parent-style-name="Standard">
      <style:text-properties officeooo:rsid="0017d965" officeooo:paragraph-rsid="00199a1d"/>
    </style:style>
    <style:style style:name="P5" style:family="paragraph" style:parent-style-name="Standard">
      <style:text-properties officeooo:paragraph-rsid="001928e9"/>
    </style:style>
    <style:style style:name="P6" style:family="paragraph" style:parent-style-name="Standard">
      <style:text-properties officeooo:rsid="00199a1d" officeooo:paragraph-rsid="00199a1d"/>
    </style:style>
    <style:style style:name="P7" style:family="paragraph" style:parent-style-name="Standard">
      <style:text-properties officeooo:paragraph-rsid="0019b1b8"/>
    </style:style>
    <style:style style:name="P8" style:family="paragraph" style:parent-style-name="Standard">
      <style:text-properties officeooo:rsid="001a55c7" officeooo:paragraph-rsid="001baac0"/>
    </style:style>
    <style:style style:name="P9" style:family="paragraph" style:parent-style-name="Standard">
      <style:text-properties officeooo:rsid="001d2c2f" officeooo:paragraph-rsid="001d2c2f"/>
    </style:style>
    <style:style style:name="P10" style:family="paragraph" style:parent-style-name="Standard">
      <style:text-properties officeooo:rsid="001e9fc0" officeooo:paragraph-rsid="001e9fc0"/>
    </style:style>
    <style:style style:name="P11" style:family="paragraph" style:parent-style-name="Standard">
      <style:text-properties officeooo:rsid="00222baf" officeooo:paragraph-rsid="00238c24"/>
    </style:style>
    <style:style style:name="P12" style:family="paragraph" style:parent-style-name="Standard">
      <style:text-properties officeooo:rsid="00238c24" officeooo:paragraph-rsid="0024b189"/>
    </style:style>
    <style:style style:name="P13" style:family="paragraph" style:parent-style-name="Standard">
      <style:text-properties officeooo:rsid="0024d151" officeooo:paragraph-rsid="0024d151"/>
    </style:style>
    <style:style style:name="P14" style:family="paragraph" style:parent-style-name="Standard">
      <style:text-properties officeooo:rsid="002545ee" officeooo:paragraph-rsid="00285258"/>
    </style:style>
    <style:style style:name="P15" style:family="paragraph" style:parent-style-name="Standard">
      <style:text-properties officeooo:rsid="002adea4" officeooo:paragraph-rsid="002adea4"/>
    </style:style>
    <style:style style:name="P16" style:family="paragraph" style:parent-style-name="Standard">
      <style:text-properties officeooo:rsid="002c1995" officeooo:paragraph-rsid="002d618d"/>
    </style:style>
    <style:style style:name="P17" style:family="paragraph" style:parent-style-name="Standard">
      <style:text-properties officeooo:rsid="002c1995" officeooo:paragraph-rsid="002db9e7"/>
    </style:style>
    <style:style style:name="P18" style:family="paragraph" style:parent-style-name="Standard">
      <style:text-properties officeooo:rsid="002c1995" officeooo:paragraph-rsid="002e3417"/>
    </style:style>
    <style:style style:name="P19" style:family="paragraph" style:parent-style-name="Standard">
      <style:text-properties officeooo:rsid="002c1995" officeooo:paragraph-rsid="002e3c48"/>
    </style:style>
    <style:style style:name="P20" style:family="paragraph" style:parent-style-name="Standard">
      <style:text-properties officeooo:paragraph-rsid="002e3c48"/>
    </style:style>
    <style:style style:name="T1" style:family="text">
      <style:text-properties officeooo:rsid="0016def4"/>
    </style:style>
    <style:style style:name="T2" style:family="text">
      <style:text-properties officeooo:rsid="001928e9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928e9"/>
    </style:style>
    <style:style style:name="T5" style:family="text">
      <style:text-properties style:text-line-through-style="none" style:text-line-through-type="none" officeooo:rsid="0016def4"/>
    </style:style>
    <style:style style:name="T6" style:family="text">
      <style:text-properties style:text-line-through-style="none" style:text-line-through-type="none" officeooo:rsid="001a55c7"/>
    </style:style>
    <style:style style:name="T7" style:family="text">
      <style:text-properties style:text-line-through-style="none" style:text-line-through-type="none" officeooo:rsid="001baac0"/>
    </style:style>
    <style:style style:name="T8" style:family="text">
      <style:text-properties fo:font-style="italic" officeooo:rsid="00267729" style:font-style-asian="italic" style:font-style-complex="italic"/>
    </style:style>
    <style:style style:name="T9" style:family="text">
      <style:text-properties fo:font-style="italic" officeooo:rsid="002ce85b" style:font-style-asian="italic" style:font-style-complex="italic"/>
    </style:style>
    <style:style style:name="T10" style:family="text">
      <style:text-properties officeooo:rsid="00238c24"/>
    </style:style>
    <style:style style:name="T11" style:family="text">
      <style:text-properties officeooo:rsid="001e9fc0"/>
    </style:style>
    <style:style style:name="T12" style:family="text">
      <style:text-properties officeooo:rsid="0024b189"/>
    </style:style>
    <style:style style:name="T13" style:family="text">
      <style:text-properties officeooo:rsid="00267729"/>
    </style:style>
    <style:style style:name="T14" style:family="text">
      <style:text-properties officeooo:rsid="0024d151"/>
    </style:style>
    <style:style style:name="T15" style:family="text">
      <style:text-properties officeooo:rsid="002adea4"/>
    </style:style>
    <style:style style:name="T16" style:family="text">
      <style:text-properties officeooo:rsid="002ce85b"/>
    </style:style>
    <style:style style:name="T17" style:family="text">
      <style:text-properties officeooo:rsid="002d618d"/>
    </style:style>
    <style:style style:name="T18" style:family="text">
      <style:text-properties officeooo:rsid="002db9e7"/>
    </style:style>
    <style:style style:name="T19" style:family="text">
      <style:text-properties officeooo:rsid="002e3417"/>
    </style:style>
    <style:style style:name="T20" style:family="text">
      <style:text-properties officeooo:rsid="002e3c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Simple Filters</text:p>
      <text:p text:style-name="P1"/>
      <text:p text:style-name="P3">Head:-</text:p>
      <text:p text:style-name="P3"/>
      <text:p text:style-name="P2">1. Try to get the first 10 lines from /etc/passwd</text:p>
      <text:p text:style-name="P2"/>
      <text:p text:style-name="P2"/>
      <text:p text:style-name="P4">Ans: head -n10 <text:span text:style-name="T1">/etc/passwd</text:span></text:p>
      <text:p text:style-name="P2"/>
      <text:p text:style-name="P2"/>
      <text:p text:style-name="P2">2. try to get just the first 3 lines from /etc/passwd</text:p>
      <text:p text:style-name="P2"/>
      <text:p text:style-name="P4">Ans: head -n3 <text:span text:style-name="T1">/etc/passwd</text:span></text:p>
      <text:p text:style-name="P3"/>
      <text:p text:style-name="P3">Tail:-</text:p>
      <text:p text:style-name="P3"/>
      <text:p text:style-name="P5"><text:span text:style-name="T2">1.</text:span>Try to get the Last 10 lines from /etc/passwd</text:p>
      <text:p text:style-name="P5"/>
      <text:p text:style-name="P4">Ans: <text:span text:style-name="T2">tail </text:span><text:span text:style-name="T4">-n10 </text:span><text:span text:style-name="T5">/etc/passwd</text:span></text:p>
      <text:p text:style-name="P3"><text:span text:style-name="T4"/></text:p>
      <text:p text:style-name="P3"><text:span text:style-name="T4">2. Try to get just the Last 3 lines from /etc/passwd</text:span></text:p>
      <text:p text:style-name="P6"><text:span text:style-name="T4"/></text:p>
      <text:p text:style-name="P6"><text:span text:style-name="T4">A</text:span><text:span text:style-name="T3">ns: </text:span><text:span text:style-name="T4">tail -n</text:span><text:span text:style-name="T3">3</text:span><text:span text:style-name="T4"> </text:span><text:span text:style-name="T5">/etc/passwd</text:span><text:span text:style-name="T3"> </text:span></text:p>
      <text:p text:style-name="P6"/>
      <text:p text:style-name="P7"><text:span text:style-name="T6">3. Try to follow the log file /var/log/auth.log</text:span></text:p>
      <text:p text:style-name="P7"><text:span text:style-name="T6"/></text:p>
      <text:p text:style-name="P8"><text:span text:style-name="T3">Ans: <text:s/></text:span><text:span text:style-name="T7">tail -f </text:span><text:span text:style-name="T3">/var/log/auth.log</text:span></text:p>
      <text:p text:style-name="P8"/>
      <text:p text:style-name="P9">Sort:-</text:p>
      <text:p text:style-name="P9"/>
      <text:p text:style-name="P10">1. Try to sort the file /etc/passwd in assending order</text:p>
      <text:p text:style-name="P10"/>
      <text:p text:style-name="P11">Ans: <text:span text:style-name="T10">sort </text:span><text:span text:style-name="T11">/etc/passwd</text:span><text:span text:style-name="T10"> </text:span></text:p>
      <text:p text:style-name="P11"/>
      <text:p text:style-name="P11">2. Try to sort the file /etc/passwd in decending order.</text:p>
      <text:p text:style-name="P11"/>
      <text:p text:style-name="P12">Ans: <text:span text:style-name="T12">sort -r </text:span><text:span text:style-name="T11">/etc/passwd</text:span> </text:p>
      <text:p text:style-name="P12"/>
      <text:p text:style-name="P13">3. Try to sort the file /etc/passwd in assending order based on the 3rd column</text:p>
      <text:p text:style-name="P13"/>
      <text:p text:style-name="P14">Ans: sort -k<text:span text:style-name="T13">3</text:span> <text:s/><text:span text:style-name="T14">/etc/passwd</text:span> </text:p>
      <text:p text:style-name="P14"/>
      <text:p text:style-name="P15">Cut</text:p>
      <text:p text:style-name="P15"/>
      <text:p text:style-name="P15">1. Try to cut just the usernames from the file /etc/passwd</text:p>
      <text:p text:style-name="P15"/>
      <text:p text:style-name="P16">Ans: <text:span text:style-name="T16">cut -d: -f1 </text:span><text:span text:style-name="T15">/etc/passwd</text:span></text:p>
      <text:p text:style-name="P16"/>
      <text:p text:style-name="P17"><text:span text:style-name="T18">Paste</text:span></text:p>
      <text:p text:style-name="P17"/>
      <text:p text:style-name="P18">1. Create a file alphabets.txt and key in all the 2\6 alphabets each one in a new line.</text:p>
      <text:p text:style-name="P20">2. Create a file number.txt and key in 1 to 2\6 each one in a new line.</text:p>
      <text:p text:style-name="P20"><text:soft-page-break/><text:span text:style-name="T20">3. </text:span>Try to paste those two files, to see which letter appears at what number.</text:p>
      <text:p text:style-name="P18"/>
      <text:p text:style-name="P19"><text:span text:style-name="T19">Ans: </text:span><text:span text:style-name="T20">paste alphabets.txt numbers.txt</text:span></text:p>
      <text:p text:style-name="P19"><text:span text:style-name="T16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03:02.903038264</meta:creation-date>
    <dc:date>2023-09-19T20:26:31.602701242</dc:date>
    <meta:editing-duration>PT23M16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193" meta:character-count="1053" meta:non-whitespace-character-count="880"/>
  </office:meta>
</office:document-meta>
</file>